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marker-start="Puntas_20_de_20_flecha_20_1" draw:marker-end="" draw:textarea-vertical-align="middle"/>
    </style:style>
    <style:style style:name="gr4" style:family="graphic" style:parent-style-name="standard">
      <style:graphic-properties draw:marker-end="Puntas_20_de_20_flecha_20_1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marker-start="" draw:marker-end="Puntas_20_de_20_flecha_20_1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style:text-underline-style="none"/>
    </style:style>
    <style:style style:name="P6" style:family="paragraph">
      <loext:graphic-properties draw:fill="none" draw:fill-color="#ffffff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letter-kerning="true" style:font-name-asian="Microsoft YaHei" style:font-size-asian="18pt" style:font-style-asian="normal" style:font-name-complex="Mangal" style:font-size-complex="18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.418cm" svg:height="0.962cm" svg:x="1.75cm" svg:y="1.75cm">
          <draw:text-box>
            <text:p>EJERCICIO 1</text:p>
          </draw:text-box>
        </draw:frame>
        <draw:frame draw:style-name="gr1" draw:text-style-name="P1" xml:id="id2" draw:id="id2" draw:layer="layout" svg:width="15.513cm" svg:height="1.673cm" svg:x="2cm" svg:y="6.75cm">
          <draw:text-box>
            <text:p>CUADRO(<text:span text:style-name="T1">Cod_cuadro</text:span>,Dimensiones,Técnica,Fecha,</text:p>
            <text:p>Nombre,<text:span text:style-name="T2">PINTOR-Titulo</text:span><text:span text:style-name="T3">,</text:span><text:span text:style-name="T4">PINOTECA-Nombre</text:span>)</text:p>
          </draw:text-box>
        </draw:frame>
        <draw:frame draw:style-name="gr2" draw:text-style-name="P1" xml:id="id1" draw:id="id1" draw:layer="layout" svg:width="13.6cm" svg:height="1.673cm" svg:x="2.15cm" svg:y="9.5cm">
          <draw:text-box>
            <text:p>PINTOR(<text:span text:style-name="T1">Titulo</text:span>,Nacionalidad,Productor,Fecha,<text:span text:style-name="T4">MAESTRO_DE</text:span><text:span text:style-name="T3">,</text:span><text:span text:style-name="T4">ESCUELA</text:span><text:span text:style-name="T3">,Tipo</text:span>)</text:p>
          </draw:text-box>
        </draw:frame>
        <draw:connector draw:style-name="gr3" draw:text-style-name="P2" draw:layer="layout" svg:x1="2.15cm" svg:y1="10.336cm" svg:x2="2cm" svg:y2="7.586cm" draw:start-shape="id1" draw:start-glue-point="3" draw:end-shape="id2" draw:end-glue-point="3" svg:d="M2150 10336h-650v-2750h500" svg:viewBox="0 0 651 2751">
          <text:p/>
        </draw:connector>
        <draw:frame draw:style-name="gr1" draw:text-style-name="P1" xml:id="id4" draw:id="id4" draw:layer="layout" svg:width="15.514cm" svg:height="1.673cm" svg:x="2.4cm" svg:y="14.65cm">
          <draw:text-box>
            <text:p><text:span text:style-name="T5">ESCUELA(</text:span><text:span text:style-name="T6">Nombre</text:span><text:span text:style-name="T7">,País,</text:span><text:span text:style-name="T3">Fecha_nacim,Nombre,Pais,</text:span></text:p>
            <text:p><text:span text:style-name="T3">Ciudad</text:span>)</text:p>
          </draw:text-box>
        </draw:frame>
        <draw:frame draw:style-name="gr1" draw:text-style-name="P1" xml:id="id5" draw:id="id5" draw:layer="layout" svg:width="16.323cm" svg:height="0.962cm" svg:x="2.15cm" svg:y="12.5cm">
          <draw:text-box>
            <text:p>SE_RELACIONA_CON(<text:span text:style-name="T1">Cod_mecenas</text:span><text:span text:style-name="T3">,</text:span><text:span text:style-name="T1">Cod_mecenas</text:span>)</text:p>
          </draw:text-box>
        </draw:frame>
        <draw:frame draw:style-name="gr1" draw:text-style-name="P1" xml:id="id3" draw:id="id3" draw:layer="layout" svg:width="13.21cm" svg:height="0.962cm" svg:x="2.15cm" svg:y="17.5cm">
          <draw:text-box>
            <text:p>Fecha_defunción(<text:span text:style-name="T1">Nombre</text:span>,Fecha_defunción)</text:p>
          </draw:text-box>
        </draw:frame>
        <draw:connector draw:style-name="gr4" draw:text-style-name="P2" draw:layer="layout" svg:x1="8.755cm" svg:y1="17.5cm" svg:x2="2.4cm" svg:y2="15.486cm" draw:start-shape="id3" draw:start-glue-point="0" draw:end-shape="id4" draw:end-glue-point="3" svg:d="M8755 17500v-588h-6855v-1426h500" svg:viewBox="0 0 6856 2015">
          <text:p/>
        </draw:connector>
        <draw:connector draw:style-name="gr4" draw:text-style-name="P2" draw:layer="layout" svg:x1="17.914cm" svg:y1="15.486cm" svg:x2="18.473cm" svg:y2="12.981cm" draw:start-shape="id4" draw:start-glue-point="1" draw:end-shape="id5" draw:end-glue-point="1" svg:d="M17914 15486h1059v-2505h-500" svg:viewBox="0 0 1060 2506">
          <text:p/>
        </draw:connector>
        <draw:frame draw:style-name="gr1" draw:text-style-name="P1" xml:id="id6" draw:id="id6" draw:layer="layout" svg:width="13.502cm" svg:height="0.962cm" svg:x="2cm" svg:y="3.75cm">
          <draw:text-box>
            <text:p>PINACOTECA(<text:span text:style-name="T1">Nombre</text:span>,Ciudad,Dirección,m2)</text:p>
          </draw:text-box>
        </draw:frame>
        <draw:connector draw:style-name="gr3" draw:text-style-name="P2" draw:layer="layout" svg:x1="17.513cm" svg:y1="7.586cm" svg:x2="15.502cm" svg:y2="4.231cm" draw:start-shape="id2" draw:start-glue-point="1" draw:end-shape="id6" draw:end-glue-point="1" svg:d="M17513 7586h500v-3355h-2511" svg:viewBox="0 0 2512 3356">
          <text:p/>
        </draw:connector>
        <draw:frame draw:style-name="gr1" draw:text-style-name="P1" draw:layer="layout" svg:width="2.547cm" svg:height="0.962cm" svg:x="18.25cm" svg:y="5.75cm">
          <draw:text-box>
            <text:p>BR:MC</text:p>
          </draw:text-box>
        </draw:frame>
        <draw:frame draw:style-name="gr1" draw:text-style-name="P1" draw:layer="layout" svg:width="2.547cm" svg:height="0.962cm" svg:x="2.25cm" svg:y="8.5cm">
          <draw:text-box>
            <text:p>BR:MC</text:p>
          </draw:text-box>
        </draw:frame>
        <draw:frame draw:style-name="gr1" draw:text-style-name="P1" draw:layer="layout" svg:width="2.547cm" svg:height="0.962cm" svg:x="16.75cm" svg:y="10.75cm">
          <draw:text-box>
            <text:p>BR:MC</text:p>
          </draw:text-box>
        </draw:frame>
        <draw:frame draw:style-name="gr1" draw:text-style-name="P1" draw:layer="layout" svg:width="2.547cm" svg:height="0.962cm" svg:x="15.703cm" svg:y="13.5cm">
          <draw:text-box>
            <text:p>BR:MC</text:p>
          </draw:text-box>
        </draw:frame>
        <draw:frame draw:style-name="gr1" draw:text-style-name="P1" draw:layer="layout" svg:width="2.547cm" svg:height="0.962cm" svg:x="9.25cm" svg:y="16.25cm">
          <draw:text-box>
            <text:p>BR:MC</text:p>
          </draw:text-box>
        </draw:frame>
        <draw:connector draw:style-name="gr4" draw:text-style-name="P2" draw:layer="layout" svg:x1="2.15cm" svg:y1="12.981cm" svg:x2="2.15cm" svg:y2="10.336cm" draw:start-shape="id5" draw:start-glue-point="3" draw:end-shape="id1" draw:end-glue-point="3" svg:d="M2150 12981h-500v-2645h500" svg:viewBox="0 0 501 2646">
          <text:p/>
        </draw:connector>
      </draw:page>
      <draw:page draw:name="page2" draw:style-name="dp1" draw:master-page-name="Predeterminado">
        <draw:frame draw:style-name="gr1" draw:text-style-name="P1" draw:layer="layout" svg:width="4.418cm" svg:height="0.962cm" svg:x="1.75cm" svg:y="2cm">
          <draw:text-box>
            <text:p>EJERCICIO 2</text:p>
          </draw:text-box>
        </draw:frame>
        <draw:frame draw:style-name="gr1" draw:text-style-name="P1" xml:id="id8" draw:id="id8" draw:layer="layout" svg:width="9.105cm" svg:height="0.962cm" svg:x="2cm" svg:y="4.25cm">
          <draw:text-box>
            <text:p>NUTRIENTE(<text:span text:style-name="T1">Nombre</text:span><text:span text:style-name="T3">,Estado</text:span>)</text:p>
          </draw:text-box>
        </draw:frame>
        <draw:frame draw:style-name="gr1" draw:text-style-name="P1" xml:id="id7" draw:id="id7" draw:layer="layout" svg:width="16.785cm" svg:height="1.673cm" svg:x="1.65cm" svg:y="6.75cm">
          <draw:text-box>
            <text:p>CONTIENE(<text:span text:style-name="T1">NUTRIENTE_Nombre</text:span>,<text:span text:style-name="T1">ALIMENTO_Nombre</text:span>,</text:p>
            <text:p>Cantidad)</text:p>
          </draw:text-box>
        </draw:frame>
        <draw:connector draw:style-name="gr3" draw:text-style-name="P2" draw:layer="layout" svg:x1="1.65cm" svg:y1="7.586cm" svg:x2="2cm" svg:y2="4.731cm" draw:start-shape="id7" draw:start-glue-point="3" draw:end-shape="id8" draw:end-glue-point="3" svg:d="M1650 7586h-500v-2855h850" svg:viewBox="0 0 851 2856">
          <text:p/>
        </draw:connector>
        <draw:frame draw:style-name="gr1" draw:text-style-name="P1" xml:id="id9" draw:id="id9" draw:layer="layout" svg:width="9.773cm" svg:height="0.962cm" svg:x="2.5cm" svg:y="9.5cm">
          <draw:text-box>
            <text:p>ALIMENTO(<text:span text:style-name="T1">Nombre</text:span>,Tipo,Coste)</text:p>
          </draw:text-box>
        </draw:frame>
        <draw:connector draw:style-name="gr5" draw:text-style-name="P2" draw:layer="layout" svg:x1="12.273cm" svg:y1="9.981cm" svg:x2="18.435cm" svg:y2="7.586cm" draw:start-shape="id9" draw:start-glue-point="1" draw:end-shape="id7" draw:end-glue-point="1" svg:d="M12273 9981h6662v-2395h-500" svg:viewBox="0 0 6663 2396">
          <text:p/>
        </draw:connector>
        <draw:frame draw:style-name="gr1" draw:text-style-name="P1" xml:id="id10" draw:id="id10" draw:layer="layout" svg:width="15.421cm" svg:height="1.673cm" svg:x="2.45cm" svg:y="11.25cm">
          <draw:text-box>
            <text:p>DI_AL_TO(<text:span text:style-name="T1">ALIMENTO_Nombre</text:span>,<text:span text:style-name="T1">TOMA_Cod_toma</text:span>,</text:p>
            <text:p><text:span text:style-name="T1">DIETA_Cod_dieta</text:span><text:span text:style-name="T3">,Cantidad</text:span>)</text:p>
          </draw:text-box>
        </draw:frame>
        <draw:connector draw:style-name="gr5" draw:text-style-name="P2" draw:layer="layout" svg:x1="2.45cm" svg:y1="12.086cm" svg:x2="2.5cm" svg:y2="9.981cm" draw:start-shape="id10" draw:start-glue-point="3" draw:end-shape="id9" draw:end-glue-point="3" svg:d="M2450 12086h-500v-2105h550" svg:viewBox="0 0 551 2106">
          <text:p/>
        </draw:connector>
        <draw:frame draw:style-name="gr1" draw:text-style-name="P1" xml:id="id11" draw:id="id11" draw:layer="layout" svg:width="11.547cm" svg:height="1.673cm" svg:x="2.35cm" svg:y="13.75cm">
          <draw:text-box>
            <text:p>TOMA(Cod_toma,Hora_inicio,Hora_fin,</text:p>
            <text:p>ALIMENTO_Nombre)</text:p>
          </draw:text-box>
        </draw:frame>
        <draw:frame draw:style-name="gr1" draw:text-style-name="P1" xml:id="id12" draw:id="id12" draw:layer="layout" svg:width="8.558cm" svg:height="0.962cm" svg:x="2.4cm" svg:y="16.75cm">
          <draw:text-box>
            <text:p>DIETA(<text:span text:style-name="T1">Cod_dieta</text:span>,Finalidad)</text:p>
          </draw:text-box>
        </draw:frame>
        <draw:connector draw:style-name="gr4" draw:text-style-name="P2" draw:layer="layout" svg:x1="2.45cm" svg:y1="12.086cm" svg:x2="2.35cm" svg:y2="14.586cm" draw:start-shape="id10" draw:start-glue-point="3" draw:end-shape="id11" draw:end-glue-point="3" svg:d="M2450 12086h-600v2500h500" svg:viewBox="0 0 601 2501">
          <text:p/>
        </draw:connector>
        <draw:connector draw:style-name="gr4" draw:text-style-name="P2" draw:layer="layout" svg:x1="2.45cm" svg:y1="12.086cm" svg:x2="2.4cm" svg:y2="17.231cm" draw:start-shape="id10" draw:start-glue-point="3" draw:end-shape="id12" draw:end-glue-point="3" svg:d="M2450 12086h-550v5145h500" svg:viewBox="0 0 551 5146">
          <text:p/>
        </draw:connector>
        <draw:frame draw:style-name="gr1" draw:text-style-name="P1" xml:id="id14" draw:id="id14" draw:layer="layout" svg:width="15.582cm" svg:height="1.673cm" svg:x="2.75cm" svg:y="18.75cm">
          <draw:text-box>
            <text:p>ANIMAL(<text:span text:style-name="T1">Cod_anima</text:span>l,Peso,Especie,Año_nacimiento,</text:p>
            <text:p>fecha_inicio)</text:p>
          </draw:text-box>
        </draw:frame>
        <draw:frame draw:style-name="gr1" draw:text-style-name="P1" xml:id="id13" draw:id="id13" draw:layer="layout" svg:width="9.84cm" svg:height="0.962cm" svg:x="3cm" svg:y="21.25cm">
          <draw:text-box>
            <text:p>fecha_fin(<text:span text:style-name="T1">Cod_animal</text:span>,fecha_fin)</text:p>
          </draw:text-box>
        </draw:frame>
        <draw:connector draw:style-name="gr4" draw:text-style-name="P2" draw:layer="layout" svg:x1="3cm" svg:y1="21.731cm" svg:x2="2.75cm" svg:y2="19.586cm" draw:start-shape="id13" draw:start-glue-point="3" draw:end-shape="id14" draw:end-glue-point="3" svg:d="M3000 21731h-750v-2145h500" svg:viewBox="0 0 751 2146">
          <text:p/>
        </draw:connector>
        <draw:connector draw:style-name="gr4" draw:text-style-name="P2" draw:layer="layout" svg:x1="18.332cm" svg:y1="19.586cm" svg:x2="10.958cm" svg:y2="17.231cm" draw:start-shape="id14" draw:start-glue-point="1" draw:end-shape="id12" draw:end-glue-point="1" svg:d="M18332 19586h500v-2355h-7874" svg:viewBox="0 0 7875 2356">
          <text:p/>
        </draw:connector>
        <draw:frame draw:style-name="gr1" draw:text-style-name="P1" xml:id="id15" draw:id="id15" draw:layer="layout" svg:width="12.931cm" svg:height="0.962cm" svg:x="3.05cm" svg:y="23.25cm">
          <draw:text-box>
            <text:p>NECESITA(<text:span text:style-name="T1">Cod_animal</text:span>,<text:span text:style-name="T1">Nombre</text:span>,Cantidad)</text:p>
          </draw:text-box>
        </draw:frame>
        <draw:connector draw:style-name="gr4" draw:text-style-name="P2" draw:layer="layout" svg:x1="3.05cm" svg:y1="23.731cm" svg:x2="2.75cm" svg:y2="19.586cm" draw:start-shape="id15" draw:start-glue-point="3" draw:end-shape="id14" draw:end-glue-point="3" svg:d="M3050 23731h-800v-4145h500" svg:viewBox="0 0 801 4146">
          <text:p/>
        </draw:connector>
        <draw:connector draw:style-name="gr5" draw:text-style-name="P2" draw:layer="layout" draw:line-skew="2.769cm" svg:x1="15.981cm" svg:y1="23.731cm" svg:x2="11.105cm" svg:y2="4.731cm" draw:start-shape="id15" draw:start-glue-point="1" draw:end-shape="id8" draw:end-glue-point="1" svg:d="M15981 23731h3269v-19000h-8145" svg:viewBox="0 0 8146 19001">
          <text:p/>
        </draw:connector>
      </draw:page>
      <draw:page draw:name="page3" draw:style-name="dp1" draw:master-page-name="Predeterminado">
        <draw:frame draw:style-name="gr1" draw:text-style-name="P1" xml:id="id23" draw:id="id23" draw:layer="layout" svg:width="10.573cm" svg:height="1.673cm" svg:x="2cm" svg:y="3cm">
          <draw:text-box>
            <text:p>ARTICULO(<text:span text:style-name="T1">Cod_art</text:span>,Nombre,Color,</text:p>
            <text:p>DEPARTAMENTO_<text:span text:style-name="T1">Cod_dep</text:span>)</text:p>
          </draw:text-box>
        </draw:frame>
        <draw:frame draw:style-name="gr1" draw:text-style-name="P1" xml:id="id21" draw:id="id21" draw:layer="layout" svg:width="10.226cm" svg:height="0.962cm" svg:x="2.25cm" svg:y="9.45cm">
          <draw:text-box>
            <text:p>DEPARTAMENTO(<text:span text:style-name="T1">Cod_dep</text:span>,Piso)</text:p>
          </draw:text-box>
        </draw:frame>
        <draw:frame draw:style-name="gr1" draw:text-style-name="P1" xml:id="id16" draw:id="id16" draw:layer="layout" svg:width="15.899cm" svg:height="1.673cm" svg:x="2.291cm" svg:y="15.538cm">
          <draw:text-box>
            <text:p>TRABAJADOR(<text:span text:style-name="T1">Cod_emp</text:span><text:span text:style-name="T3">,Nombre,Apelidos,Dirección</text:span>,</text:p>
            <text:p>Tipo_T)</text:p>
          </draw:text-box>
        </draw:frame>
        <draw:frame draw:style-name="gr1" draw:text-style-name="P1" xml:id="id19" draw:id="id19" draw:layer="layout" svg:width="15.157cm" svg:height="1.673cm" svg:x="2.5cm" svg:y="11.45cm">
          <draw:text-box>
            <text:p>EMPLEADO(<text:span text:style-name="T1">Cod_emp</text:span><text:span text:style-name="T3">,Nombre,Apelidos,Dirección,</text:span></text:p>
            <text:p><text:span text:style-name="T3">Tipo</text:span>)</text:p>
          </draw:text-box>
        </draw:frame>
        <draw:frame draw:style-name="gr1" draw:text-style-name="P1" xml:id="id17" draw:id="id17" draw:layer="layout" svg:width="16.466cm" svg:height="0.962cm" svg:x="2.45cm" svg:y="17.7cm">
          <draw:text-box>
            <text:p>JEFE(<text:span text:style-name="T1">Cod_emp</text:span><text:span text:style-name="T3">,Nombre,Apelidos,Dirección,GERENTE</text:span>)</text:p>
          </draw:text-box>
        </draw:frame>
        <draw:frame draw:style-name="gr1" draw:text-style-name="P1" xml:id="id18" draw:id="id18" draw:layer="layout" svg:width="16.991cm" svg:height="0.962cm" svg:x="2.45cm" svg:y="19.3cm">
          <draw:text-box>
            <text:p>VENDEDOR(<text:span text:style-name="T1">Cod_emp</text:span><text:span text:style-name="T3">,Nombre,Apelidos,Dirección,JEFE</text:span>)</text:p>
          </draw:text-box>
        </draw:frame>
        <draw:connector draw:style-name="gr4" draw:text-style-name="P2" draw:layer="layout" svg:x1="2.291cm" svg:y1="16.374cm" svg:x2="2.45cm" svg:y2="18.181cm" draw:start-shape="id16" draw:start-glue-point="3" draw:end-shape="id17" draw:end-glue-point="3" svg:d="M2291 16374h-500v1807h659" svg:viewBox="0 0 660 1808">
          <text:p/>
        </draw:connector>
        <draw:connector draw:style-name="gr4" draw:text-style-name="P2" draw:layer="layout" svg:x1="2.291cm" svg:y1="16.374cm" svg:x2="2.45cm" svg:y2="19.781cm" draw:start-shape="id16" draw:start-glue-point="3" draw:end-shape="id18" draw:end-glue-point="3" svg:d="M2291 16374h-500v3407h659" svg:viewBox="0 0 660 3408">
          <text:p/>
        </draw:connector>
        <draw:frame draw:style-name="gr1" draw:text-style-name="P1" xml:id="id20" draw:id="id20" draw:layer="layout" svg:width="14.735cm" svg:height="0.962cm" svg:x="2.5cm" svg:y="14.05cm">
          <draw:text-box>
            <text:p>GERENTE(<text:span text:style-name="T1">Cod_emp</text:span><text:span text:style-name="T3">,Nombre,Apelidos,Dirección</text:span>)</text:p>
          </draw:text-box>
        </draw:frame>
        <draw:connector draw:style-name="gr4" draw:text-style-name="P2" draw:layer="layout" svg:x1="2.5cm" svg:y1="12.286cm" svg:x2="2.5cm" svg:y2="14.531cm" draw:start-shape="id19" draw:start-glue-point="3" draw:end-shape="id20" draw:end-glue-point="3" svg:d="M2500 12286h-500v2245h500" svg:viewBox="0 0 501 2246">
          <text:p/>
        </draw:connector>
        <draw:connector draw:style-name="gr4" draw:text-style-name="P2" draw:layer="layout" svg:x1="2.5cm" svg:y1="12.286cm" svg:x2="2.291cm" svg:y2="16.374cm" draw:start-shape="id19" draw:start-glue-point="3" draw:end-shape="id16" draw:end-glue-point="3" svg:d="M2500 12286h-709v4088h500" svg:viewBox="0 0 710 4089">
          <text:p/>
        </draw:connector>
        <draw:connector draw:style-name="gr4" draw:text-style-name="P3" draw:layer="layout" svg:x1="12.476cm" svg:y1="9.931cm" svg:x2="18.19cm" svg:y2="16.374cm" draw:start-shape="id21" draw:start-glue-point="1" draw:end-shape="id16" draw:end-glue-point="1" svg:d="M12476 9931h6214v6443h-500" svg:viewBox="0 0 6215 6444">
          <text:p/>
        </draw:connector>
        <draw:frame draw:style-name="gr1" draw:text-style-name="P5" xml:id="id22" draw:id="id22" draw:layer="layout" svg:width="11.047cm" svg:height="0.962cm" svg:x="2cm" svg:y="5.05cm">
          <draw:text-box>
            <text:p text:style-name="P4"><text:span text:style-name="T8">VENDE(</text:span><text:span text:style-name="T1">Cod_art</text:span><text:span text:style-name="T8">,</text:span><text:span text:style-name="T1">Cod_cli</text:span><text:span text:style-name="T8">,</text:span><text:span text:style-name="T1">Cod_emp</text:span><text:span text:style-name="T8">)</text:span></text:p>
          </draw:text-box>
        </draw:frame>
        <draw:connector draw:style-name="gr4" draw:text-style-name="P3" draw:layer="layout" svg:x1="2cm" svg:y1="5.531cm" svg:x2="2cm" svg:y2="3.836cm" draw:start-shape="id22" draw:start-glue-point="3" draw:end-shape="id23" draw:end-glue-point="3" svg:d="M2000 5531h-500v-1695h500" svg:viewBox="0 0 501 1696">
          <text:p/>
        </draw:connector>
        <draw:frame draw:style-name="gr1" draw:text-style-name="P6" xml:id="id24" draw:id="id24" draw:layer="layout" svg:width="13.675cm" svg:height="0.962cm" svg:x="2.05cm" svg:y="6.75cm">
          <draw:text-box>
            <text:p text:style-name="P4"><text:span text:style-name="T3">CLIENTE(</text:span><text:span text:style-name="T1">Cod_cli</text:span><text:span text:style-name="T3">,Domicilio,Nombre,Apelidos)</text:span></text:p>
          </draw:text-box>
        </draw:frame>
        <draw:connector draw:style-name="gr4" draw:text-style-name="P3" draw:layer="layout" svg:x1="2cm" svg:y1="5.531cm" svg:x2="2.05cm" svg:y2="7.231cm" draw:start-shape="id22" draw:start-glue-point="3" draw:end-shape="id24" draw:end-glue-point="3" svg:d="M2000 5531h-500v1700h550" svg:viewBox="0 0 551 1701">
          <text:p/>
        </draw:connector>
        <draw:connector draw:style-name="gr6" draw:text-style-name="P3" draw:layer="layout" svg:x1="13.047cm" svg:y1="5.531cm" svg:x2="19.441cm" svg:y2="19.781cm" draw:start-shape="id22" draw:start-glue-point="1" draw:end-shape="id18" draw:end-glue-point="1" svg:d="M13047 5531h6894v14250h-500" svg:viewBox="0 0 6895 14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7T11:13:30.480000000</meta:creation-date>
    <dc:date>2025-05-27T13:02:26.396000000</dc:date>
    <meta:editing-duration>PT24M1S</meta:editing-duration>
    <meta:editing-cycles>4</meta:editing-cycles>
    <meta:generator>LibreOffice/7.3.4.2$Windows_X86_64 LibreOffice_project/728fec16bd5f605073805c3c9e7c4212a0120dc5</meta:generator>
    <meta:document-statistic meta:object-count="53"/>
  </office:meta>
</office:document-meta>
</file>